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4cm" svg:height="18.8cm" svg:x="1.3cm" svg:y="1.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12-10T15:31:23.13</meta:creation-date>
    <dc:date>2017-02-28T19:32:20.84</dc:date>
    <dc:creator>SSE </dc:creator>
    <meta:editing-duration>PT5M12S</meta:editing-duration>
    <meta:editing-cycles>3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text-properties fo:font-size="20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00" chart:maximum="1000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0">
      <style:chart-properties chart:display-label="true" chart:logarithmic="false" chart:maximum="2500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8.801cm" xlink:href="." xlink:type="simple" chart:class="chart:scatter" chart:style-name="ch1">
        <chart:title svg:x="7.018cm" svg:y="0.512cm" chart:style-name="ch2">
          <text:p>Border samples at break even</text:p>
        </chart:title>
        <chart:subtitle svg:x="10.998cm" svg:y="2.35cm" chart:style-name="ch3">
          <text:p>slope=3.5</text:p>
        </chart:subtitle>
        <chart:plot-area chart:style-name="ch4" chart:data-source-has-labels="both" svg:x="2.056cm" svg:y="4.373cm" svg:width="22.329cm" svg:height="12.534cm">
          <chartooo:coordinate-region svg:x="3.471cm" svg:y="4.666cm" svg:width="20.33cm" svg:height="11.95cm"/>
          <chart:axis chart:dimension="x" chart:name="primary-x" chart:style-name="ch5" chartooo:axis-type="auto">
            <chart:title svg:x="12.021cm" svg:y="17.284cm" chart:style-name="ch6">
              <text:p>support</text:p>
            </chart:title>
            <chart:categories table:cell-range-address="local-table.$A$2:.$A$51"/>
          </chart:axis>
          <chart:axis chart:dimension="y" chart:name="primary-y" chart:style-name="ch7">
            <chart:title svg:x="0.451cm" svg:y="12.964cm" chart:style-name="ch8">
              <text:p>border samples</text:p>
            </chart:title>
            <chart:grid chart:style-name="ch9" chart:class="major"/>
          </chart:axis>
          <chart:series chart:style-name="ch10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</table:table-cell>
              <table:table-cell office:value-type="float" office:value="-61.1967639385545">
                <text:p>-61.19676393855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9.1497707427313">
                <text:p>9.1497707427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">
                <text:p>340</text:p>
              </table:table-cell>
              <table:table-cell office:value-type="float" office:value="79.4963054240171">
                <text:p>79.4963054240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149.842840105302">
                <text:p>149.842840105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220.189374786588">
                <text:p>220.189374786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290.535909467874">
                <text:p>290.535909467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360.882444149159">
                <text:p>360.882444149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431.228978830445">
                <text:p>431.228978830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501.575513511731">
                <text:p>501.575513511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571.922048193016">
                <text:p>571.922048193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642.268582874302">
                <text:p>642.268582874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712.615117555588">
                <text:p>712.615117555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782.961652236874">
                <text:p>782.961652236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853.308186918158">
                <text:p>853.308186918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923.654721599444">
                <text:p>923.654721599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994.00125628073">
                <text:p>994.00125628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1064.34779096202">
                <text:p>1064.34779096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0">
                <text:p>640</text:p>
              </table:table-cell>
              <table:table-cell office:value-type="float" office:value="1134.6943256433">
                <text:p>1134.6943256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1205.04086032459">
                <text:p>1205.04086032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1275.38739500587">
                <text:p>1275.38739500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">
                <text:p>700</text:p>
              </table:table-cell>
              <table:table-cell office:value-type="float" office:value="1345.73392968716">
                <text:p>1345.73392968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0">
                <text:p>720</text:p>
              </table:table-cell>
              <table:table-cell office:value-type="float" office:value="1416.08046436844">
                <text:p>1416.08046436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0">
                <text:p>740</text:p>
              </table:table-cell>
              <table:table-cell office:value-type="float" office:value="1486.42699904973">
                <text:p>1486.42699904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1556.77353373102">
                <text:p>1556.77353373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0">
                <text:p>780</text:p>
              </table:table-cell>
              <table:table-cell office:value-type="float" office:value="1627.1200684123">
                <text:p>1627.12006841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1697.46660309359">
                <text:p>1697.466603093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0">
                <text:p>820</text:p>
              </table:table-cell>
              <table:table-cell office:value-type="float" office:value="1767.81313777487">
                <text:p>1767.813137774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1838.15967245616">
                <text:p>1838.15967245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0">
                <text:p>860</text:p>
              </table:table-cell>
              <table:table-cell office:value-type="float" office:value="1908.50620713744">
                <text:p>1908.50620713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0">
                <text:p>880</text:p>
              </table:table-cell>
              <table:table-cell office:value-type="float" office:value="1978.85274181873">
                <text:p>1978.852741818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2049.19927650001">
                <text:p>2049.1992765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0">
                <text:p>920</text:p>
              </table:table-cell>
              <table:table-cell office:value-type="float" office:value="2119.5458111813">
                <text:p>2119.545811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0">
                <text:p>940</text:p>
              </table:table-cell>
              <table:table-cell office:value-type="float" office:value="2189.89234586259">
                <text:p>2189.89234586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0">
                <text:p>960</text:p>
              </table:table-cell>
              <table:table-cell office:value-type="float" office:value="2260.23888054387">
                <text:p>2260.238880543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0">
                <text:p>980</text:p>
              </table:table-cell>
              <table:table-cell office:value-type="float" office:value="2330.58541522516">
                <text:p>2330.58541522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2400.93194990644">
                <text:p>2400.931949906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0">
                <text:p>1020</text:p>
              </table:table-cell>
              <table:table-cell office:value-type="float" office:value="2471.27848458773">
                <text:p>2471.278484587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0">
                <text:p>1040</text:p>
              </table:table-cell>
              <table:table-cell office:value-type="float" office:value="2541.62501926901">
                <text:p>2541.62501926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0">
                <text:p>1060</text:p>
              </table:table-cell>
              <table:table-cell office:value-type="float" office:value="2611.9715539503">
                <text:p>2611.97155395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0">
                <text:p>1080</text:p>
              </table:table-cell>
              <table:table-cell office:value-type="float" office:value="2682.31808863158">
                <text:p>2682.31808863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2752.66462331287">
                <text:p>2752.66462331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0">
                <text:p>1120</text:p>
              </table:table-cell>
              <table:table-cell office:value-type="float" office:value="2823.01115799416">
                <text:p>2823.01115799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0">
                <text:p>1140</text:p>
              </table:table-cell>
              <table:table-cell office:value-type="float" office:value="2893.35769267544">
                <text:p>2893.35769267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0">
                <text:p>1160</text:p>
              </table:table-cell>
              <table:table-cell office:value-type="float" office:value="2963.70422735673">
                <text:p>2963.704227356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0">
                <text:p>1180</text:p>
              </table:table-cell>
              <table:table-cell office:value-type="float" office:value="3034.05076203801">
                <text:p>3034.050762038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3104.3972967193">
                <text:p>3104.3972967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0">
                <text:p>1220</text:p>
              </table:table-cell>
              <table:table-cell office:value-type="float" office:value="3174.74383140058">
                <text:p>3174.74383140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0">
                <text:p>1240</text:p>
              </table:table-cell>
              <table:table-cell office:value-type="float" office:value="3245.09036608187">
                <text:p>3245.090366081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3315.43690076316">
                <text:p>3315.43690076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0">
                <text:p>1280</text:p>
              </table:table-cell>
              <table:table-cell office:value-type="float" office:value="3385.78343544444">
                <text:p>3385.783435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